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tType" svg:font-family="kit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="none" draw:fill-color="#ffffff" draw:textarea-horizontal-align="justify" draw:textarea-vertical-align="middle" draw:auto-grow-height="false" fo:min-height="2.154cm" fo:min-width="3.74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ed1c24" draw:marker-start-width="0.252cm" draw:marker-end-width="0.252cm" draw:fill="none" draw:fill-color="#ffffff" draw:textarea-horizontal-align="justify" draw:textarea-vertical-align="middle" draw:auto-grow-height="false" fo:min-height="2.12cm" fo:min-width="3.71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a65d" draw:marker-start-width="0.252cm" draw:marker-end-width="0.252cm" draw:fill="none" draw:fill-color="#ffffff" draw:textarea-horizontal-align="justify" draw:textarea-vertical-align="middle" draw:auto-grow-height="false" fo:min-height="2.12cm" fo:min-width="3.71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8cm" fo:min-width="4.0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8cm" fo:min-width="4.32cm"/>
    </style:style>
    <style:style style:name="gr6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2.75cm" fo:min-width="4.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ed1c24" draw:marker-start-width="0.252cm" draw:marker-end-width="0.252cm" draw:fill="solid" draw:fill-color="#ffffff" draw:textarea-horizontal-align="justify" draw:textarea-vertical-align="middle" draw:auto-grow-height="false" fo:min-height="2.716cm" fo:min-width="4.46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a65d" draw:marker-start-width="0.252cm" draw:marker-end-width="0.252cm" draw:fill="solid" draw:fill-color="#ffffff" draw:textarea-horizontal-align="justify" draw:textarea-vertical-align="middle" draw:auto-grow-height="false" fo:min-height="2.716cm" fo:min-width="4.466cm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808080" draw:textarea-horizontal-align="justify" draw:textarea-vertical-align="middle" draw:auto-grow-height="false" fo:min-height="0.35cm" fo:min-width="1.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8cm" fo:min-width="2.11cm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1.163cm" fo:min-width="2.101cm"/>
    </style:style>
    <style:style style:name="gr12" style:family="graphic" style:parent-style-name="standard">
      <style:graphic-properties svg:stroke-width="0.035cm" svg:stroke-color="#ccbe00" draw:marker-start-width="0.252cm" draw:marker-end-width="0.252cm" draw:fill="none" draw:fill-color="#ffffff" draw:textarea-horizontal-align="justify" draw:textarea-vertical-align="middle" draw:auto-grow-height="false" fo:min-height="2.12cm" fo:min-width="3.71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ccbe00" draw:marker-start-width="0.252cm" draw:marker-end-width="0.252cm" draw:fill="solid" draw:fill-color="#ffffff" draw:textarea-horizontal-align="justify" draw:textarea-vertical-align="middle" draw:auto-grow-height="false" fo:min-height="2.716cm" fo:min-width="4.466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a3238e" draw:marker-start-width="0.252cm" draw:marker-end-width="0.252cm" draw:fill="solid" draw:fill-color="#ffffff" draw:textarea-horizontal-align="justify" draw:textarea-vertical-align="middle" draw:auto-grow-height="false" fo:min-height="2.716cm" fo:min-width="4.466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a3238e" draw:marker-start-width="0.252cm" draw:marker-end-width="0.252cm" draw:fill="none" draw:fill-color="#ffffff" draw:textarea-horizontal-align="justify" draw:textarea-vertical-align="middle" draw:auto-grow-height="false" fo:min-height="2.12cm" fo:min-width="3.71cm" fo:padding-top="0.142cm" fo:padding-bottom="0.142cm" fo:padding-left="0.267cm" fo:padding-right="0.267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2.116cm" fo:min-width="3.466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ed1c24" draw:marker-start-width="0.252cm" draw:marker-end-width="0.252cm" draw:fill="solid" draw:fill-color="#ffffff" draw:textarea-horizontal-align="justify" draw:textarea-vertical-align="middle" draw:auto-grow-height="false" fo:min-height="2.116cm" fo:min-width="3.466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a65d" draw:marker-start-width="0.252cm" draw:marker-end-width="0.252cm" draw:fill="solid" draw:fill-color="#ffffff" draw:textarea-horizontal-align="justify" draw:textarea-vertical-align="middle" draw:auto-grow-height="false" fo:min-height="2.116cm" fo:min-width="3.466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28cm" draw:marker-start="Arrow_20_concave" draw:marker-start-width="0.3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8cm" fo:min-width="2.61cm"/>
    </style:style>
    <style:style style:name="gr22" style:family="graphic" style:parent-style-name="standard">
      <style:graphic-properties svg:stroke-width="0.035cm" svg:stroke-color="#a3238e" draw:marker-start-width="0.252cm" draw:marker-end-width="0.252cm" draw:fill="solid" draw:fill-color="#ffffff" draw:textarea-horizontal-align="justify" draw:textarea-vertical-align="middle" draw:auto-grow-height="false" fo:min-height="2.116cm" fo:min-width="3.466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ccbe00" draw:marker-start-width="0.252cm" draw:marker-end-width="0.252cm" draw:fill="solid" draw:fill-color="#ffffff" draw:textarea-horizontal-align="justify" draw:textarea-vertical-align="middle" draw:auto-grow-height="false" fo:min-height="2.116cm" fo:min-width="3.466cm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28cm" draw:marker-start="" draw:marker-start-width="0.3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svg:stroke-color="#808080" draw:fill-color="#cccccc" draw:textarea-horizontal-align="justify" draw:textarea-vertical-align="middle" draw:auto-grow-height="false" fo:min-height="1.5cm" fo:min-width="1.501cm"/>
    </style:style>
    <style:style style:name="gr26" style:family="graphic" style:parent-style-name="standard">
      <style:graphic-properties svg:stroke-color="#000000" draw:fill-color="#fcd4d1" draw:textarea-horizontal-align="justify" draw:textarea-vertical-align="top" draw:auto-grow-height="false" fo:min-height="1.163cm" fo:min-width="2.101cm"/>
    </style:style>
    <style:style style:name="gr27" style:family="graphic" style:parent-style-name="standard">
      <style:graphic-properties svg:stroke-color="#000000" draw:fill-color="#cccccc" draw:textarea-horizontal-align="justify" draw:textarea-vertical-align="top" draw:auto-grow-height="false" fo:min-height="1.163cm" fo:min-width="2.101cm"/>
    </style:style>
    <style:style style:name="gr28" style:family="graphic" style:parent-style-name="standard">
      <style:graphic-properties svg:stroke-color="#000000" draw:fill-color="#cccccc" draw:textarea-horizontal-align="justify" draw:textarea-vertical-align="top" draw:auto-grow-height="false" fo:min-height="1.428cm" fo:min-width="2.101cm"/>
    </style:style>
    <style:style style:name="gr29" style:family="graphic" style:parent-style-name="standard">
      <style:graphic-properties svg:stroke-color="#000000" draw:fill-color="#cccccc" draw:textarea-horizontal-align="justify" draw:textarea-vertical-align="top" draw:auto-grow-height="false" fo:min-height="1.957cm" fo:min-width="2.101cm"/>
    </style:style>
    <style:style style:name="gr30" style:family="graphic" style:parent-style-name="standard">
      <style:graphic-properties svg:stroke-color="#000000" draw:fill-color="#000000" draw:textarea-horizontal-align="justify" draw:textarea-vertical-align="top" draw:auto-grow-height="false" fo:min-height="1.163cm" fo:min-width="2.10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1.602cm"/>
    </style:style>
    <style:style style:name="gr32" style:family="graphic" style:parent-style-name="standard">
      <style:graphic-properties svg:stroke-color="#000000" draw:fill-color="#87d1d1" draw:textarea-horizontal-align="justify" draw:textarea-vertical-align="top" draw:auto-grow-height="false" fo:min-height="1.163cm" fo:min-width="2.101cm"/>
    </style:style>
    <style:style style:name="gr33" style:family="graphic" style:parent-style-name="objectwithoutfill">
      <style:graphic-properties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34" style:family="graphic" style:parent-style-name="objectwithoutfill">
      <style:graphic-properties draw:stroke="solid"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4.12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3.77cm"/>
    </style:style>
    <style:style style:name="gr38" style:family="graphic" style:parent-style-name="objectwithoutfill">
      <style:graphic-properties draw:stroke="dash" draw:stroke-dash="Fine_20_Dashed"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39" style:family="graphic" style:parent-style-name="objectwithoutfill">
      <style:graphic-properties draw:stroke="solid" draw:stroke-dash="Fine_20_Dashed"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40" style:family="graphic" style:parent-style-name="standard">
      <style:graphic-properties draw:stroke="dash" draw:stroke-dash="Fine_20_Dashed" svg:stroke-color="#000000" draw:fill-color="#cccccc" draw:textarea-horizontal-align="justify" draw:textarea-vertical-align="top" draw:auto-grow-height="false" fo:min-height="4.01cm" fo:min-width="5.242cm"/>
    </style:style>
    <style:style style:name="gr41" style:family="graphic" style:parent-style-name="standard">
      <style:graphic-properties svg:stroke-color="#000000" draw:fill-color="#999999" draw:textarea-horizontal-align="justify" draw:textarea-vertical-align="middle" draw:auto-grow-height="false" fo:min-height="1.15cm" fo:min-width="6.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4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8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kitType" fo:font-size="13pt" style:font-size-asian="13pt" style:font-size-complex="13pt"/>
    </style:style>
    <style:style style:name="P3" style:family="paragraph">
      <loext:graphic-properties draw:fill="none" draw:fill-color="#ffffff"/>
      <style:text-properties style:font-name="kitType" fo:font-size="13pt" style:font-size-asian="13pt" style:font-size-complex="13pt"/>
    </style:style>
    <style:style style:name="P4" style:family="paragraph">
      <loext:graphic-properties draw:fill="solid" draw:fill-color="#ffffff"/>
      <style:paragraph-properties fo:text-align="center"/>
      <style:text-properties style:font-name="kitType" fo:font-size="13pt" style:font-size-asian="13pt" style:font-size-complex="13pt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style:font-name="kitType" fo:font-size="12pt" style:font-size-asian="14pt" style:font-size-complex="1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cccccc"/>
      <style:paragraph-properties fo:text-align="center"/>
      <style:text-properties style:font-name="kitType"/>
    </style:style>
    <style:style style:name="P11" style:family="paragraph">
      <loext:graphic-properties draw:fill-color="#fcd4d1"/>
      <style:paragraph-properties fo:text-align="start"/>
      <style:text-properties style:font-name="kitType" fo:font-size="12pt" style:font-size-asian="14pt" style:font-size-complex="14pt"/>
    </style:style>
    <style:style style:name="P12" style:family="paragraph">
      <loext:graphic-properties draw:fill-color="#cccccc"/>
      <style:paragraph-properties fo:text-align="start"/>
      <style:text-properties style:font-name="kitType" fo:font-size="12pt" style:font-size-asian="14pt" style:font-size-complex="14pt"/>
    </style:style>
    <style:style style:name="P13" style:family="paragraph">
      <loext:graphic-properties draw:fill-color="#ffffff"/>
    </style:style>
    <style:style style:name="P14" style:family="paragraph">
      <loext:graphic-properties draw:fill-color="#000000"/>
      <style:paragraph-properties fo:text-align="start"/>
      <style:text-properties style:font-name="kitType" fo:font-size="12pt" style:font-size-asian="14pt" style:font-size-complex="14pt"/>
    </style:style>
    <style:style style:name="P15" style:family="paragraph">
      <loext:graphic-properties draw:fill-color="#87d1d1"/>
      <style:paragraph-properties fo:text-align="start"/>
      <style:text-properties style:font-name="kitType" fo:font-size="12pt" style:font-size-asian="14pt" style:font-size-complex="14pt"/>
    </style:style>
    <style:style style:name="P16" style:family="paragraph">
      <loext:graphic-properties draw:fill-color="#999999"/>
      <style:paragraph-properties fo:text-align="center"/>
      <style:text-properties style:font-name="kitType" fo:font-size="15pt" style:font-size-asian="15pt" style:font-size-complex="15pt"/>
    </style:style>
    <style:style style:name="P17" style:family="paragraph">
      <loext:graphic-properties draw:fill="none" draw:fill-color="#ffffff"/>
      <style:text-properties style:font-name="kitType" fo:font-size="15pt" style:font-size-asian="15pt" style:font-size-complex="15pt"/>
    </style:style>
    <style:style style:name="T1" style:family="text">
      <style:text-properties style:font-name="kitType" fo:font-size="13pt" style:font-size-asian="13pt" style:font-size-complex="13pt"/>
    </style:style>
    <style:style style:name="T2" style:family="text">
      <style:text-properties style:font-name="kitType" fo:font-size="12pt" style:font-size-asian="14pt" style:font-size-complex="14pt"/>
    </style:style>
    <style:style style:name="T3" style:family="text">
      <style:text-properties style:font-name="kitType"/>
    </style:style>
    <style:style style:name="T4" style:family="text">
      <style:text-properties style:text-position="super 58%" style:font-name="kitType" fo:font-size="12pt" style:font-size-asian="14pt" style:font-size-complex="14pt"/>
    </style:style>
    <style:style style:name="T5" style:family="text">
      <style:text-properties style:font-name="kitTyp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cm" svg:height="3.4cm" svg:x="1cm" svg:y="3.7cm">
          <text:p text:style-name="P1"><text:span text:style-name="T1">Index File Parsing dom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cm" svg:height="3.4cm" svg:x="1.001cm" svg:y="11.613cm">
          <text:p text:style-name="P1"><text:span text:style-name="T1">Web Site Server dom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cm" svg:height="3.4cm" svg:x="5.802cm" svg:y="11.602cm">
          <text:p text:style-name="P1"><text:span text:style-name="T1">Web Site UI dom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4.545cm" svg:height="0.658cm" svg:x="1.2cm" svg:y="2.761cm">
          <draw:text-box>
            <text:p><text:span text:style-name="T1">Problem Space (real world)</text:span></text:p>
          </draw:text-box>
        </draw:frame>
        <draw:frame draw:style-name="gr5" draw:text-style-name="P3" draw:layer="layout" svg:width="4.82cm" svg:height="0.658cm" svg:x="20.201cm" svg:y="2.761cm">
          <draw:text-box>
            <text:p><text:span text:style-name="T1">Solution Space (domain model)</text:span></text:p>
          </draw:text-box>
        </draw:frame>
        <draw:custom-shape draw:style-name="gr6" draw:text-style-name="P4" draw:layer="layout" svg:width="5cm" svg:height="3cm" svg:x="16.7cm" svg:y="3.8cm">
          <text:p text:style-name="P1"><text:span text:style-name="T1">Index File Parsing</text:span></text:p>
          <text:p text:style-name="P1"><text:span text:style-name="T1">contex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cm" svg:height="3cm" svg:x="22cm" svg:y="7cm">
          <text:p text:style-name="P1"><text:span text:style-name="T1">Web Site Server</text:span></text:p>
          <text:p text:style-name="P1"><text:span text:style-name="T1">contex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cm" svg:height="3cm" svg:x="16.7cm" svg:y="10.2cm">
          <text:p text:style-name="P1"><text:span text:style-name="T1">Web Site UI</text:span></text:p>
          <text:p text:style-name="P1"><text:span text:style-name="T1">contex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8cm" svg:height="1.2cm" svg:x="12.8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3" draw:layer="layout" svg:width="2.61cm" svg:height="0.658cm" svg:x="12.901cm" svg:y="7.861cm">
          <draw:text-box>
            <text:p><text:span text:style-name="T1">design process</text:span></text:p>
          </draw:text-box>
        </draw:frame>
        <draw:custom-shape draw:style-name="gr11" draw:text-style-name="P7" draw:layer="layout" svg:width="2.6cm" svg:height="1.6cm" svg:x="0.401cm" svg:y="0.401cm">
          <text:p text:style-name="P6"><text:span text:style-name="T2">Bounded</text:span></text:p>
          <text:p text:style-name="P6"><text:span text:style-name="T2">Context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6cm" svg:height="3.4cm" svg:x="0.9cm" svg:y="7.601cm">
          <text:p text:style-name="P1"><text:span text:style-name="T1">Climate Data</text:span></text:p>
          <text:p text:style-name="P1"><text:span text:style-name="T1">Parsing dom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5cm" svg:height="3cm" svg:x="16.7cm" svg:y="7cm">
          <text:p text:style-name="P1"><text:span text:style-name="T1">Climate Data</text:span></text:p>
          <text:p text:style-name="P1"><text:span text:style-name="T1">Parsing context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5cm" svg:height="3cm" svg:x="22cm" svg:y="3.8cm">
          <text:p text:style-name="P1"><text:span text:style-name="T1">Page Fetching context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cm" svg:height="3.4cm" svg:x="7.401cm" svg:y="3.701cm">
          <text:p text:style-name="P1"><text:span text:style-name="T1">Page Fetching dom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7" draw:text-style-name="P4" xml:id="id3" draw:id="id3" draw:layer="layout" svg:width="4cm" svg:height="2.4cm" svg:x="6.8cm" svg:y="1.6cm">
          <text:p text:style-name="P1"><text:span text:style-name="T1">Index File Parsing</text:span></text:p>
          <text:p text:style-name="P1"><text:span text:style-name="T1">context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1" draw:id="id1" draw:layer="layout" svg:width="4cm" svg:height="2.4cm" svg:x="6.65cm" svg:y="9.4cm">
          <text:p text:style-name="P1"><text:span text:style-name="T1">Web Site Server</text:span></text:p>
          <text:p text:style-name="P1"><text:span text:style-name="T1">cont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2" draw:id="id2" draw:layer="layout" svg:width="4cm" svg:height="2.4cm" svg:x="16.6cm" svg:y="9.4cm">
          <text:p text:style-name="P1"><text:span text:style-name="T1">Web Site UI</text:span></text:p>
          <text:p text:style-name="P1"><text:span text:style-name="T1">context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6cm" svg:height="1.6cm" svg:x="0.401cm" svg:y="0.401cm">
          <text:p text:style-name="P6"><text:span text:style-name="T2">Context Ma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0" draw:text-style-name="P9" draw:layer="layout" svg:x1="10.65cm" svg:y1="10.6cm" svg:x2="16.6cm" svg:y2="10.6cm" draw:start-shape="id1" draw:start-glue-point="1" draw:end-shape="id2" draw:end-glue-point="3" svg:d="M10650 10600h5950" svg:viewBox="0 0 5951 1">
          <text:p/>
        </draw:connector>
        <draw:frame draw:style-name="gr21" draw:text-style-name="P3" draw:layer="layout" svg:width="3.11cm" svg:height="0.658cm" svg:x="12.433cm" svg:y="10.8cm">
          <draw:text-box>
            <text:p><text:span text:style-name="T1">Request/Response</text:span></text:p>
          </draw:text-box>
        </draw:frame>
        <draw:custom-shape draw:style-name="gr22" draw:text-style-name="P4" xml:id="id4" draw:id="id4" draw:layer="layout" svg:width="4cm" svg:height="2.4cm" svg:x="16.6cm" svg:y="1.6cm">
          <text:p text:style-name="P1"><text:span text:style-name="T1">Page Fetching</text:span></text:p>
          <text:p text:style-name="P1"><text:span text:style-name="T1">context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5" draw:id="id5" draw:layer="layout" svg:width="4cm" svg:height="2.4cm" svg:x="16.6cm" svg:y="5.5cm">
          <text:p text:style-name="P1"><text:span text:style-name="T1">Climate Data Parsing</text:span></text:p>
          <text:p text:style-name="P1"><text:span text:style-name="T1">context</text:span></text:p>
          <draw:enhanced-geometry svg:viewBox="0 0 21600 21600" draw:type="rectangle" draw:enhanced-path="M 0 0 L 21600 0 21600 21600 0 21600 0 0 Z N"/>
        </draw:custom-shape>
        <draw:connector draw:style-name="gr24" draw:text-style-name="P9" draw:layer="layout" svg:x1="10.8cm" svg:y1="2.8cm" svg:x2="16.6cm" svg:y2="2.8cm" draw:start-shape="id3" draw:end-shape="id4" draw:end-glue-point="3" svg:d="M10800 2800h5800" svg:viewBox="0 0 5801 1">
          <text:p/>
        </draw:connector>
        <draw:connector draw:style-name="gr24" draw:text-style-name="P9" draw:layer="layout" svg:x1="18.6cm" svg:y1="4cm" svg:x2="18.6cm" svg:y2="5.5cm" draw:start-shape="id4" draw:start-glue-point="2" draw:end-shape="id5" svg:d="M18600 4000v1500" svg:viewBox="0 0 1 1501">
          <text:p/>
        </draw:connector>
        <draw:custom-shape draw:style-name="gr25" draw:text-style-name="P10" xml:id="id6" draw:id="id6" draw:layer="layout" svg:width="2cm" svg:height="2.8cm" svg:x="7.7cm" svg:y="5.3cm">
          <text:p text:style-name="P1"><text:span text:style-name="T3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9" draw:layer="layout" svg:x1="16.6cm" svg:y1="6.7cm" svg:x2="9.7cm" svg:y2="6.7cm" draw:start-shape="id5" draw:start-glue-point="3" draw:end-shape="id6" draw:end-glue-point="8" svg:d="M16600 6700h-6900" svg:viewBox="0 0 6901 1">
          <text:p/>
        </draw:connector>
        <draw:connector draw:style-name="gr24" draw:text-style-name="P9" draw:layer="layout" svg:x1="8.7cm" svg:y1="8.1cm" svg:x2="8.65cm" svg:y2="9.4cm" draw:start-shape="id6" draw:start-glue-point="7" draw:end-shape="id1" draw:end-glue-point="0" svg:d="M8700 8100v642h-50v658" svg:viewBox="0 0 51 1301">
          <text:p/>
        </draw:connector>
        <draw:frame draw:style-name="gr21" draw:text-style-name="P3" draw:layer="layout" svg:width="4.265cm" svg:height="0.658cm" svg:x="6.69cm" svg:y="4cm">
          <draw:text-box>
            <text:p><text:span text:style-name="T1">Lists saved to text files</text:span></text:p>
          </draw:text-box>
        </draw:frame>
        <draw:frame draw:style-name="gr21" draw:text-style-name="P3" draw:layer="layout" svg:width="4.329cm" svg:height="0.658cm" svg:x="20.735cm" svg:y="1.742cm">
          <draw:text-box>
            <text:p><text:span text:style-name="T1">Web pages saved to disk</text:span></text:p>
          </draw:text-box>
        </draw:frame>
        <draw:frame draw:style-name="gr21" draw:text-style-name="P3" draw:layer="layout" svg:width="4.35cm" svg:height="0.658cm" svg:x="11.071cm" svg:y="6.8cm">
          <draw:text-box>
            <text:p><text:span text:style-name="T1">Parsed data saved to DB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6" draw:text-style-name="P11" draw:layer="layout" svg:width="2.6cm" svg:height="1.6cm" svg:x="18cm" svg:y="2.6cm">
          <text:p text:style-name="P6"><text:span text:style-name="T2">list filter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11" draw:layer="layout" svg:width="2.6cm" svg:height="1.6cm" svg:x="4.2cm" svg:y="2.6cm">
          <text:p text:style-name="P6"><text:span text:style-name="T2">manual </text:span></text:p>
          <text:p text:style-name="P6"><text:span text:style-name="T2">function]</text:span></text:p>
          <text:p text:style-name="P6"><text:span text:style-name="T2">star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11" draw:layer="layout" svg:width="2.6cm" svg:height="1.6cm" svg:x="8.6cm" svg:y="2.6cm">
          <text:p text:style-name="P6"><text:span text:style-name="T2">file rea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12" draw:layer="layout" svg:width="2.6cm" svg:height="1.6cm" svg:x="6.4cm" svg:y="3.4cm">
          <text:p text:style-name="P6"><text:span text:style-name="T2">Read Fi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11" draw:layer="layout" svg:width="2.6cm" svg:height="1.6cm" svg:x="13.4cm" svg:y="2.6cm">
          <text:p text:style-name="P6"><text:span text:style-name="T2">file pars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8" draw:text-style-name="P12" draw:layer="layout" svg:width="2.6cm" svg:height="1.9cm" svg:x="11cm" svg:y="3.3cm">
          <text:p text:style-name="P6"><text:span text:style-name="T2">Filter Lines</text:span></text:p>
          <text:p text:style-name="P6"><text:span text:style-name="T2">For Climate</text:span></text:p>
          <text:p text:style-name="P6"><text:span text:style-name="T2">And Geography</text:span></text:p>
          <text:p text:style-name="P6"><text:span text:style-name="T2">Pages Index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12" draw:layer="layout" svg:width="2.6cm" svg:height="1.6cm" svg:x="13.4cm" svg:y="7.4cm">
          <text:p text:style-name="P6"><text:span text:style-name="T2">Save Lists</text:span></text:p>
          <text:p text:style-name="P6"><text:span text:style-name="T2">To Disk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7" draw:layer="layout" svg:width="2.6cm" svg:height="1.6cm" svg:x="0.4cm" svg:y="0.4cm">
          <text:p text:style-name="P6"><text:span text:style-name="T2">Index File</text:span></text:p>
          <text:p text:style-name="P6"><text:span text:style-name="T2">Pars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12" draw:layer="layout" svg:width="2.6cm" svg:height="2.5cm" svg:x="15.6cm" svg:y="3.3cm">
          <text:p text:style-name="P6"><text:span text:style-name="T2">Filter Indices</text:span></text:p>
          <text:p text:style-name="P6"><text:span text:style-name="T2">List Into</text:span></text:p>
          <text:p text:style-name="P6"><text:span text:style-name="T2">Separate</text:span></text:p>
          <text:p text:style-name="P6"><text:span text:style-name="T2">Climate And</text:span></text:p>
          <text:p text:style-name="P6"><text:span text:style-name="T2">Geography</text:span></text:p>
          <text:p text:style-name="P6"><text:span text:style-name="T2">Pages List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12" draw:layer="layout" svg:width="2.6cm" svg:height="2.5cm" svg:x="20.4cm" svg:y="3.4cm">
          <text:p text:style-name="P6"><text:span text:style-name="T2">Remove Duplicate</text:span></text:p>
          <text:p text:style-name="P6"><text:span text:style-name="T2">Locations From</text:span></text:p>
          <text:p text:style-name="P6"><text:span text:style-name="T2">Geography List</text:span></text:p>
          <text:p text:style-name="P6"><text:span text:style-name="T2">That Appear In</text:span></text:p>
          <text:p text:style-name="P6"><text:span text:style-name="T2">Climate Lis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6" draw:text-style-name="P11" xml:id="id8" draw:id="id8" draw:layer="layout" svg:width="2.6cm" svg:height="1.6cm" svg:x="5cm" svg:y="2.6cm">
          <text:p text:style-name="P6"><text:span text:style-name="T2">URL Rea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11" xml:id="id9" draw:id="id9" draw:layer="layout" svg:width="2.6cm" svg:height="1.6cm" svg:x="5cm" svg:y="5.8cm">
          <text:p text:style-name="P6"><text:span text:style-name="T2">No URL </text:span></text:p>
          <text:p text:style-name="P6"><text:span text:style-name="T2">To Rea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12" xml:id="id7" draw:id="id7" draw:layer="layout" svg:width="2.6cm" svg:height="1.6cm" svg:x="1cm" svg:y="2.6cm">
          <text:p text:style-name="P6"><text:span text:style-name="T2">Read URL</text:span></text:p>
          <text:p text:style-name="P6"><text:span text:style-name="T2">from URL DB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7" draw:layer="layout" svg:width="2.6cm" svg:height="1.6cm" svg:x="0.401cm" svg:y="0.401cm">
          <text:p text:style-name="P6"><text:span text:style-name="T2">Web Crawl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0" draw:text-style-name="P14" xml:id="id18" draw:id="id18" draw:layer="layout" svg:width="2.6cm" svg:height="1.6cm" svg:x="1.001cm" svg:y="5.8cm">
          <text:p text:style-name="P6"><text:span text:style-name="T2">Recipe URL </text:span></text:p>
          <text:p text:style-name="P6"><text:span text:style-name="T2">DB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1" draw:text-style-name="P3" draw:layer="layout" svg:width="2.102cm" svg:height="1.065cm" svg:x="0.198cm" svg:y="4.6cm">
          <draw:text-box>
            <text:p><text:span text:style-name="T1">time based</text:span></text:p>
            <text:p><text:span text:style-name="T1">URL read</text:span></text:p>
          </draw:text-box>
        </draw:frame>
        <draw:custom-shape draw:style-name="gr32" draw:text-style-name="P15" draw:layer="layout" svg:width="2.6cm" svg:height="1.6cm" svg:x="9cm" svg:y="2.6cm">
          <text:p text:style-name="P6"><text:span text:style-name="T2">Fetch UR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12" xml:id="id19" draw:id="id19" draw:layer="layout" svg:width="2.6cm" svg:height="1.6cm" svg:x="13cm" svg:y="2.6cm">
          <text:p text:style-name="P6"><text:span text:style-name="T2">Fetch UR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3" draw:text-style-name="P9" draw:layer="layout" draw:type="line" svg:x1="3.6cm" svg:y1="3.4cm" svg:x2="5cm" svg:y2="3.4cm" draw:start-shape="id7" draw:start-glue-point="7" draw:end-shape="id8" draw:end-glue-point="5" svg:d="M3600 3400h1400" svg:viewBox="0 0 1401 1">
          <text:p/>
        </draw:connector>
        <draw:connector draw:style-name="gr33" draw:text-style-name="P9" draw:layer="layout" draw:type="line" svg:x1="7.6cm" svg:y1="3.4cm" svg:x2="9cm" svg:y2="3.4cm" svg:d="M7600 3400h1400" svg:viewBox="0 0 1401 1">
          <text:p/>
        </draw:connector>
        <draw:connector draw:style-name="gr33" draw:text-style-name="P9" draw:layer="layout" draw:type="line" svg:x1="11.6cm" svg:y1="3.4cm" svg:x2="13cm" svg:y2="3.4cm" svg:d="M11600 3400h1400" svg:viewBox="0 0 1401 1">
          <text:p/>
        </draw:connector>
        <draw:connector draw:style-name="gr33" draw:text-style-name="P9" draw:layer="layout" svg:x1="3.6cm" svg:y1="3.4cm" svg:x2="5cm" svg:y2="6.6cm" draw:start-shape="id7" draw:start-glue-point="7" draw:end-shape="id9" draw:end-glue-point="5" svg:d="M3600 3400h701v3200h699" svg:viewBox="0 0 1401 3201">
          <text:p/>
        </draw:connector>
        <draw:custom-shape draw:style-name="gr32" draw:text-style-name="P15" xml:id="id10" draw:id="id10" draw:layer="layout" svg:width="2.6cm" svg:height="1.6cm" svg:x="9cm" svg:y="5.8cm">
          <text:p text:style-name="P6"><text:span text:style-name="T2">Sleep/Loo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9" draw:layer="layout" draw:type="line" svg:x1="7.6cm" svg:y1="6.6cm" svg:x2="9cm" svg:y2="6.6cm" draw:start-shape="id9" draw:start-glue-point="7" draw:end-shape="id10" svg:d="M7600 6600h1400" svg:viewBox="0 0 1401 1">
          <text:p/>
        </draw:connector>
        <draw:frame draw:style-name="gr31" draw:text-style-name="P3" draw:layer="layout" svg:width="2.102cm" svg:height="1.065cm" svg:x="7.498cm" svg:y="1.701cm">
          <draw:text-box>
            <text:p><text:span text:style-name="T1">triggers</text:span></text:p>
          </draw:text-box>
        </draw:frame>
        <draw:frame draw:style-name="gr35" draw:text-style-name="P3" draw:layer="layout" svg:width="2.411cm" svg:height="1.065cm" svg:x="11.298cm" svg:y="1.402cm">
          <draw:text-box>
            <text:p><text:span text:style-name="T1">Input:</text:span></text:p>
            <text:p><text:span text:style-name="T1">URL to fetch</text:span></text:p>
          </draw:text-box>
        </draw:frame>
        <draw:custom-shape draw:style-name="gr26" draw:text-style-name="P11" draw:layer="layout" svg:width="2.6cm" svg:height="1.6cm" svg:x="17cm" svg:y="2.6cm">
          <text:p text:style-name="P6"><text:span text:style-name="T2">URL Fetch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11" xml:id="id12" draw:id="id12" draw:layer="layout" svg:width="2.6cm" svg:height="1.6cm" svg:x="17cm" svg:y="4.8cm">
          <text:p text:style-name="P6"><text:span text:style-name="T2">fetch failed</text:span></text:p>
          <text:p text:style-name="P6"><text:span text:style-name="T2">: 1</text:span><text:span text:style-name="T4">st</text:span><text:span text:style-name="T2">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6" draw:text-style-name="P3" draw:layer="layout" svg:width="4.625cm" svg:height="1.065cm" svg:x="15.299cm" svg:y="1.403cm">
          <draw:text-box>
            <text:p><text:span text:style-name="T1">Output:</text:span></text:p>
            <text:p><text:span text:style-name="T1">Events from fetching a URL</text:span></text:p>
          </draw:text-box>
        </draw:frame>
        <draw:connector draw:style-name="gr33" draw:text-style-name="P9" xml:id="id11" draw:id="id11" draw:layer="layout" draw:type="line" svg:x1="15.593cm" svg:y1="3.4cm" svg:x2="16.993cm" svg:y2="3.4cm" svg:d="M15593 3400h1400" svg:viewBox="0 0 1401 1">
          <text:p/>
        </draw:connector>
        <draw:custom-shape draw:style-name="gr26" draw:text-style-name="P11" xml:id="id13" draw:id="id13" draw:layer="layout" svg:width="2.6cm" svg:height="1.6cm" svg:x="17cm" svg:y="5.8cm">
          <text:p text:style-name="P6"><text:span text:style-name="T2">fetch failed</text:span></text:p>
          <text:p text:style-name="P6"><text:span text:style-name="T2">: 2</text:span><text:span text:style-name="T4">nd</text:span><text:span text:style-name="T2">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11" xml:id="id14" draw:id="id14" draw:layer="layout" svg:width="2.6cm" svg:height="1.6cm" svg:x="17cm" svg:y="6.8cm">
          <text:p text:style-name="P6"><text:span text:style-name="T2">fetch failed</text:span></text:p>
          <text:p text:style-name="P6"><text:span text:style-name="T2">: 3</text:span><text:span text:style-name="T4">rd</text:span><text:span text:style-name="T2">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2" draw:text-style-name="P15" xml:id="id15" draw:id="id15" draw:layer="layout" svg:width="2.6cm" svg:height="1.6cm" svg:x="21cm" svg:y="5.8cm">
          <text:p text:style-name="P6"><text:span text:style-name="T2">Add URL Back</text:span></text:p>
          <text:p text:style-name="P6"><text:span text:style-name="T2">To URL DB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2" draw:text-style-name="P15" xml:id="id16" draw:id="id16" draw:layer="layout" svg:width="2.6cm" svg:height="1.6cm" svg:x="9cm" svg:y="9cm">
          <text:p text:style-name="P6"><text:span text:style-name="T2">Save URL For</text:span></text:p>
          <text:p text:style-name="P6"><text:span text:style-name="T2">Analysi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3" draw:text-style-name="P9" draw:layer="layout" svg:x1="15.593cm" svg:y1="3.4cm" svg:x2="17cm" svg:y2="5.6cm" draw:start-shape="id11" draw:start-glue-point="2" draw:end-shape="id12" draw:end-glue-point="5" svg:d="M15593 3400v2200h1407" svg:viewBox="0 0 1408 2201">
          <text:p/>
        </draw:connector>
        <draw:connector draw:style-name="gr33" draw:text-style-name="P9" draw:layer="layout" svg:x1="15.593cm" svg:y1="3.4cm" svg:x2="17cm" svg:y2="6.6cm" draw:start-shape="id11" draw:start-glue-point="2" draw:end-shape="id13" draw:end-glue-point="5" svg:d="M15593 3400v3200h1407" svg:viewBox="0 0 1408 3201">
          <text:p/>
        </draw:connector>
        <draw:connector draw:style-name="gr33" draw:text-style-name="P9" draw:layer="layout" svg:x1="15.593cm" svg:y1="3.4cm" svg:x2="17cm" svg:y2="7.6cm" draw:start-shape="id11" draw:start-glue-point="2" draw:end-shape="id14" draw:end-glue-point="5" svg:d="M15593 3400v4200h1407" svg:viewBox="0 0 1408 4201">
          <text:p/>
        </draw:connector>
        <draw:connector draw:style-name="gr33" draw:text-style-name="P9" draw:layer="layout" svg:x1="19.6cm" svg:y1="5.6cm" svg:x2="21cm" svg:y2="6.6cm" draw:start-shape="id12" draw:start-glue-point="7" draw:end-shape="id15" draw:end-glue-point="5" svg:d="M19600 5600h701v1000h699" svg:viewBox="0 0 1401 1001">
          <text:p/>
        </draw:connector>
        <draw:connector draw:style-name="gr33" draw:text-style-name="P9" draw:layer="layout" svg:x1="19.6cm" svg:y1="6.6cm" svg:x2="21cm" svg:y2="6.6cm" draw:start-shape="id13" draw:start-glue-point="7" draw:end-shape="id15" draw:end-glue-point="5" svg:d="M19600 6600h1400" svg:viewBox="0 0 1401 1">
          <text:p/>
        </draw:connector>
        <draw:connector draw:style-name="gr33" draw:text-style-name="P9" draw:layer="layout" draw:line-skew="0cm 0cm -0.499cm" svg:x1="19.6cm" svg:y1="7.6cm" svg:x2="9cm" svg:y2="9.8cm" draw:start-shape="id14" draw:start-glue-point="7" draw:end-shape="id16" draw:end-glue-point="5" svg:d="M19600 7600h502v3502h-12102v-1302h1000" svg:viewBox="0 0 12103 3503">
          <text:p/>
        </draw:connector>
        <draw:custom-shape draw:style-name="gr27" draw:text-style-name="P12" draw:layer="layout" svg:width="2.6cm" svg:height="1.6cm" svg:x="13cm" svg:y="9cm">
          <text:p text:style-name="P6"><text:span text:style-name="T2">Save To</text:span></text:p>
          <text:p text:style-name="P6"><text:span text:style-name="T2">Dodgy URL DB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9" draw:layer="layout" draw:type="line" svg:x1="11.593cm" svg:y1="9.8cm" svg:x2="12.993cm" svg:y2="9.8cm" svg:d="M11593 9800h1400" svg:viewBox="0 0 1401 1">
          <text:p/>
        </draw:connector>
        <draw:connector draw:style-name="gr33" draw:text-style-name="P9" draw:layer="layout" draw:line-skew="0.898cm" svg:x1="22.3cm" svg:y1="10.6cm" svg:x2="2.301cm" svg:y2="7.4cm" draw:start-shape="id17" draw:start-glue-point="6" draw:end-shape="id18" draw:end-glue-point="6" svg:d="M22300 10600v1400h-19999v-4600" svg:viewBox="0 0 20000 4601">
          <text:p/>
        </draw:connector>
        <draw:connector draw:style-name="gr33" draw:text-style-name="P9" draw:layer="layout" draw:type="line" svg:x1="2.301cm" svg:y1="5.8cm" svg:x2="2.3cm" svg:y2="4.2cm" draw:start-shape="id18" draw:start-glue-point="4" draw:end-shape="id7" draw:end-glue-point="6" svg:d="M2301 5800l-1-1600" svg:viewBox="0 0 2 1601">
          <text:p/>
        </draw:connector>
        <draw:custom-shape draw:style-name="gr32" draw:text-style-name="P15" xml:id="id21" draw:id="id21" draw:layer="layout" svg:width="2.6cm" svg:height="1.6cm" svg:x="21cm" svg:y="2.6cm">
          <text:p text:style-name="P6"><text:span text:style-name="T2">Save HT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3" draw:text-style-name="P9" draw:layer="layout" draw:type="line" svg:x1="19.593cm" svg:y1="3.4cm" svg:x2="20.993cm" svg:y2="3.4cm" svg:d="M19593 3400h1400" svg:viewBox="0 0 1401 1">
          <text:p/>
        </draw:connector>
        <draw:custom-shape draw:style-name="gr27" draw:text-style-name="P12" xml:id="id17" draw:id="id17" draw:layer="layout" svg:width="2.6cm" svg:height="1.6cm" svg:x="21cm" svg:y="9cm">
          <text:p text:style-name="P6"><text:span text:style-name="T2">Save To</text:span></text:p>
          <text:p text:style-name="P6"><text:span text:style-name="T2">URL DB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3" draw:text-style-name="P9" draw:layer="layout" draw:type="line" svg:x1="22.3cm" svg:y1="7.4cm" svg:x2="22.3cm" svg:y2="9cm" draw:start-shape="id15" draw:start-glue-point="6" draw:end-shape="id17" draw:end-glue-point="4" svg:d="M22300 7400v1600" svg:viewBox="0 0 1 1601">
          <text:p/>
        </draw:connector>
        <draw:custom-shape draw:style-name="gr26" draw:text-style-name="P11" xml:id="id20" draw:id="id20" draw:layer="layout" svg:width="2.6cm" svg:height="1.6cm" svg:x="12.4cm" svg:y="5.8cm">
          <text:p text:style-name="P6"><text:span text:style-name="T2">URL Already</text:span></text:p>
          <text:p text:style-name="P6"><text:span text:style-name="T2">Fetch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3" draw:text-style-name="P9" draw:layer="layout" draw:type="line" svg:x1="14.3cm" svg:y1="4.2cm" svg:x2="13.7cm" svg:y2="5.8cm" draw:start-shape="id19" draw:start-glue-point="6" draw:end-shape="id20" draw:end-glue-point="4" svg:d="M14300 4200l-600 1600" svg:viewBox="0 0 601 1601">
          <text:p/>
        </draw:connector>
        <draw:connector draw:style-name="gr34" draw:text-style-name="P9" draw:layer="layout" draw:type="line" svg:x1="12.4cm" svg:y1="6.6cm" svg:x2="11.6cm" svg:y2="6.6cm" draw:start-shape="id20" draw:start-glue-point="5" draw:end-shape="id10" draw:end-glue-point="7" svg:d="M12400 6600h-800" svg:viewBox="0 0 801 1">
          <text:p/>
        </draw:connector>
        <draw:custom-shape draw:style-name="gr27" draw:text-style-name="P12" xml:id="id22" draw:id="id22" draw:layer="layout" svg:width="2.6cm" svg:height="1.6cm" svg:x="24.8cm" svg:y="2.6cm">
          <text:p text:style-name="P6"><text:span text:style-name="T2">Save To</text:span></text:p>
          <text:p text:style-name="P6"><text:span text:style-name="T2">HTML Parsing</text:span></text:p>
          <text:p text:style-name="P6"><text:span text:style-name="T2">DB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3" draw:text-style-name="P9" draw:layer="layout" draw:type="line" svg:x1="23.6cm" svg:y1="3.4cm" svg:x2="24.8cm" svg:y2="3.4cm" draw:start-shape="id21" draw:start-glue-point="7" draw:end-shape="id22" svg:d="M23600 3400h1200" svg:viewBox="0 0 1201 1">
          <text:p/>
        </draw:connector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6" draw:text-style-name="P11" xml:id="id24" draw:id="id24" draw:layer="layout" svg:width="2.6cm" svg:height="1.6cm" svg:x="8.8cm" svg:y="2.6cm">
          <text:p text:style-name="P6"><text:span text:style-name="T2">Recipe Data</text:span></text:p>
          <text:p text:style-name="P6"><text:span text:style-name="T2">Extract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12" xml:id="id23" draw:id="id23" draw:layer="layout" svg:width="2.6cm" svg:height="1.6cm" svg:x="4.8cm" svg:y="2.6cm">
          <text:p text:style-name="P6"><text:span text:style-name="T2">Parse HT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7" draw:layer="layout" svg:width="2.6cm" svg:height="1.6cm" svg:x="0.401cm" svg:y="0.401cm">
          <text:p text:style-name="P6"><text:span text:style-name="T2">Recipe Parser:</text:span></text:p>
          <text:p text:style-name="P6"><text:span text:style-name="T2">HT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3" draw:text-style-name="P9" draw:layer="layout" draw:type="line" svg:x1="7.4cm" svg:y1="3.4cm" svg:x2="8.8cm" svg:y2="3.4cm" draw:start-shape="id23" draw:start-glue-point="7" draw:end-shape="id24" draw:end-glue-point="5" svg:d="M7400 3400h1400" svg:viewBox="0 0 1401 1">
          <text:p/>
        </draw:connector>
        <draw:connector draw:style-name="gr33" draw:text-style-name="P9" draw:layer="layout" draw:type="line" svg:x1="11.4cm" svg:y1="3.4cm" svg:x2="12.8cm" svg:y2="3.4cm" draw:start-shape="id24" draw:start-glue-point="7" draw:end-shape="id25" svg:d="M11400 3400h1400" svg:viewBox="0 0 1401 1">
          <text:p/>
        </draw:connector>
        <draw:frame draw:style-name="gr31" draw:text-style-name="P3" draw:layer="layout" svg:width="2.102cm" svg:height="1.065cm" svg:x="11.298cm" svg:y="1.701cm">
          <draw:text-box>
            <text:p><text:span text:style-name="T1">triggers</text:span></text:p>
          </draw:text-box>
        </draw:frame>
        <draw:custom-shape draw:style-name="gr26" draw:text-style-name="P11" xml:id="id26" draw:id="id26" draw:layer="layout" svg:width="2.6cm" svg:height="1.6cm" svg:x="8.8cm" svg:y="12.2cm">
          <text:p text:style-name="P6"><text:span text:style-name="T2">HTML Parse</text:span></text:p>
          <text:p text:style-name="P6"><text:span text:style-name="T2">Fail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2" draw:text-style-name="P15" xml:id="id27" draw:id="id27" draw:layer="layout" svg:width="2.6cm" svg:height="1.6cm" svg:x="12.8cm" svg:y="12.2cm">
          <text:p text:style-name="P6"><text:span text:style-name="T2">Save HTML For</text:span></text:p>
          <text:p text:style-name="P6"><text:span text:style-name="T2">Analysi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3" draw:text-style-name="P9" draw:layer="layout" svg:x1="7.4cm" svg:y1="3.4cm" svg:x2="8.8cm" svg:y2="13cm" draw:start-shape="id23" draw:start-glue-point="7" draw:end-shape="id26" svg:d="M7400 3400h701v9600h699" svg:viewBox="0 0 1401 9601">
          <text:p/>
        </draw:connector>
        <draw:connector draw:style-name="gr34" draw:text-style-name="P9" draw:layer="layout" draw:type="line" svg:x1="11.4cm" svg:y1="13cm" svg:x2="12.8cm" svg:y2="13cm" draw:start-shape="id26" draw:start-glue-point="7" draw:end-shape="id27" draw:end-glue-point="5" svg:d="M11400 13000h1400" svg:viewBox="0 0 1401 1">
          <text:p/>
        </draw:connector>
        <draw:custom-shape draw:style-name="gr27" draw:text-style-name="P12" xml:id="id28" draw:id="id28" draw:layer="layout" svg:width="2.6cm" svg:height="1.6cm" svg:x="16.8cm" svg:y="12.2cm">
          <text:p text:style-name="P6"><text:span text:style-name="T2">Save To </text:span></text:p>
          <text:p text:style-name="P6"><text:span text:style-name="T2">Dodgy HTML DB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9" draw:layer="layout" draw:type="line" svg:x1="15.4cm" svg:y1="13cm" svg:x2="16.8cm" svg:y2="13cm" draw:start-shape="id27" draw:start-glue-point="7" draw:end-shape="id28" draw:end-glue-point="5" svg:d="M15400 13000h1400" svg:viewBox="0 0 1401 1">
          <text:p/>
        </draw:connector>
        <draw:custom-shape draw:style-name="gr32" draw:text-style-name="P15" xml:id="id25" draw:id="id25" draw:layer="layout" svg:width="2.6cm" svg:height="1.6cm" svg:x="12.8cm" svg:y="2.6cm">
          <text:p text:style-name="P6"><text:span text:style-name="T2">Extract</text:span></text:p>
          <text:p text:style-name="P6"><text:span text:style-name="T2">Ingredient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2" draw:text-style-name="P15" xml:id="id33" draw:id="id33" draw:layer="layout" svg:width="2.6cm" svg:height="1.6cm" svg:x="12.8cm" svg:y="5.8cm">
          <text:p text:style-name="P6"><text:span text:style-name="T2">Filter Recipe</text:span></text:p>
          <text:p text:style-name="P6"><text:span text:style-name="T2">URL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12" xml:id="id30" draw:id="id30" draw:layer="layout" svg:width="2.6cm" svg:height="1.6cm" svg:x="24.8cm" svg:y="5.8cm">
          <text:p text:style-name="P6"><text:span text:style-name="T2">Save To </text:span></text:p>
          <text:p text:style-name="P6"><text:span text:style-name="T2">Recipe URL</text:span></text:p>
          <text:p text:style-name="P6"><text:span text:style-name="T2">DB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3" draw:text-style-name="P9" draw:layer="layout" draw:type="line" svg:x1="23.4cm" svg:y1="6.6cm" svg:x2="24.8cm" svg:y2="6.6cm" draw:start-shape="id29" draw:start-glue-point="7" draw:end-shape="id30" draw:end-glue-point="5" svg:d="M23400 6600h1400" svg:viewBox="0 0 1401 1">
          <text:p/>
        </draw:connector>
        <draw:frame draw:style-name="gr37" draw:text-style-name="P3" draw:layer="layout" svg:width="4.27cm" svg:height="1.065cm" svg:x="14.598cm" svg:y="7.602cm">
          <draw:text-box>
            <text:p><text:span text:style-name="T1">Input:</text:span></text:p>
            <text:p><text:span text:style-name="T1">All URLs on page</text:span></text:p>
          </draw:text-box>
        </draw:frame>
        <draw:custom-shape draw:style-name="gr26" draw:text-style-name="P11" xml:id="id32" draw:id="id32" draw:layer="layout" svg:width="2.6cm" svg:height="1.6cm" svg:x="8.8cm" svg:y="5.8cm">
          <text:p text:style-name="P6"><text:span text:style-name="T2">URLs Extract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11" xml:id="id31" draw:id="id31" draw:layer="layout" svg:width="2.6cm" svg:height="1.6cm" svg:x="8.8cm" svg:y="9cm">
          <text:p text:style-name="P6"><text:span text:style-name="T2">Nothing</text:span></text:p>
          <text:p text:style-name="P6"><text:span text:style-name="T2">Extract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3" draw:text-style-name="P9" draw:layer="layout" svg:x1="11.4cm" svg:y1="9.8cm" svg:x2="14.1cm" svg:y2="12.2cm" draw:start-shape="id31" draw:start-glue-point="7" draw:end-shape="id27" draw:end-glue-point="4" svg:d="M11400 9800h2700v2400" svg:viewBox="0 0 2701 2401">
          <text:p/>
        </draw:connector>
        <draw:connector draw:style-name="gr33" draw:text-style-name="P9" draw:layer="layout" draw:type="line" svg:x1="11.4cm" svg:y1="6.6cm" svg:x2="12.8cm" svg:y2="6.6cm" draw:start-shape="id32" draw:end-shape="id33" draw:end-glue-point="5" svg:d="M11400 6600h1400" svg:viewBox="0 0 1401 1">
          <text:p/>
        </draw:connector>
        <draw:custom-shape draw:style-name="gr26" draw:text-style-name="P11" xml:id="id29" draw:id="id29" draw:layer="layout" svg:width="2.6cm" svg:height="1.6cm" svg:x="20.8cm" svg:y="5.8cm">
          <text:p text:style-name="P6"><text:span text:style-name="T2">URL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12" xml:id="id34" draw:id="id34" draw:layer="layout" svg:width="2.6cm" svg:height="1.6cm" svg:x="16.8cm" svg:y="5.8cm">
          <text:p text:style-name="P6"><text:span text:style-name="T2">Remove Non-</text:span></text:p>
          <text:p text:style-name="P6"><text:span text:style-name="T2">Recipe URL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3" draw:text-style-name="P9" draw:layer="layout" draw:type="line" svg:x1="19.4cm" svg:y1="6.6cm" svg:x2="20.8cm" svg:y2="6.6cm" draw:start-shape="id34" draw:start-glue-point="7" draw:end-shape="id29" svg:d="M19400 6600h1400" svg:viewBox="0 0 1401 1">
          <text:p/>
        </draw:connector>
        <draw:connector draw:style-name="gr33" draw:text-style-name="P9" draw:layer="layout" draw:type="line" svg:x1="15.4cm" svg:y1="6.6cm" svg:x2="16.8cm" svg:y2="6.6cm" draw:start-shape="id33" draw:end-shape="id34" svg:d="M15400 6600h1400" svg:viewBox="0 0 1401 1">
          <text:p/>
        </draw:connector>
        <draw:connector draw:style-name="gr33" draw:text-style-name="P9" draw:layer="layout" svg:x1="7.4cm" svg:y1="3.4cm" svg:x2="8.8cm" svg:y2="6.6cm" draw:start-shape="id23" draw:start-glue-point="7" draw:end-shape="id32" draw:end-glue-point="5" svg:d="M7400 3400h701v3200h699" svg:viewBox="0 0 1401 3201">
          <text:p/>
        </draw:connector>
        <draw:connector draw:style-name="gr33" draw:text-style-name="P9" draw:layer="layout" svg:x1="7.4cm" svg:y1="3.4cm" svg:x2="8.8cm" svg:y2="9.8cm" draw:start-shape="id23" draw:start-glue-point="7" draw:end-shape="id31" draw:end-glue-point="5" svg:d="M7400 3400h701v6400h699" svg:viewBox="0 0 1401 6401">
          <text:p/>
        </draw:connector>
        <draw:custom-shape draw:style-name="gr26" draw:text-style-name="P11" xml:id="id35" draw:id="id35" draw:layer="layout" svg:width="2.6cm" svg:height="1.6cm" svg:x="20.8cm" svg:y="8.4cm">
          <text:p text:style-name="P6"><text:span text:style-name="T2">No URL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3" draw:text-style-name="P9" draw:layer="layout" draw:line-skew="-4.101cm" svg:x1="11.4cm" svg:y1="6.6cm" svg:x2="20.8cm" svg:y2="9.2cm" draw:start-shape="id32" draw:start-glue-point="7" draw:end-shape="id35" draw:end-glue-point="5" svg:d="M11400 6600h600v2600h8800" svg:viewBox="0 0 9401 2601">
          <text:p/>
        </draw:connector>
        <draw:custom-shape draw:style-name="gr30" draw:text-style-name="P14" xml:id="id36" draw:id="id36" draw:layer="layout" svg:width="2.6cm" svg:height="1.6cm" svg:x="0.802cm" svg:y="12.2cm">
          <text:p text:style-name="P6"><text:span text:style-name="T2">HTML DB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3" draw:text-style-name="P9" draw:layer="layout" draw:type="line" svg:x1="2.102cm" svg:y1="12.2cm" svg:x2="2.1cm" svg:y2="10.6cm" draw:start-shape="id36" draw:end-shape="id37" svg:d="M2102 12200l-2-1600" svg:viewBox="0 0 3 1601">
          <text:p/>
        </draw:connector>
        <draw:frame draw:style-name="gr31" draw:text-style-name="P3" draw:layer="layout" svg:width="2.102cm" svg:height="1.065cm" svg:x="-0.002cm" svg:y="11cm">
          <draw:text-box>
            <text:p><text:span text:style-name="T1">time based</text:span></text:p>
            <text:p><text:span text:style-name="T1">HTML read</text:span></text:p>
          </draw:text-box>
        </draw:frame>
        <draw:custom-shape draw:style-name="gr27" draw:text-style-name="P12" xml:id="id37" draw:id="id37" draw:layer="layout" svg:width="2.6cm" svg:height="1.6cm" svg:x="0.8cm" svg:y="9cm">
          <text:p text:style-name="P6"><text:span text:style-name="T2">Read HT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11" xml:id="id38" draw:id="id38" draw:layer="layout" svg:width="2.6cm" svg:height="1.6cm" svg:x="0.8cm" svg:y="5.8cm">
          <text:p text:style-name="P6"><text:span text:style-name="T2">No HTML</text:span></text:p>
          <text:p text:style-name="P6"><text:span text:style-name="T2">To Rea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11" xml:id="id39" draw:id="id39" draw:layer="layout" svg:width="2.6cm" svg:height="1.6cm" svg:x="4.8cm" svg:y="5.8cm">
          <text:p text:style-name="P6"><text:span text:style-name="T2">HTML Rea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2" draw:text-style-name="P15" xml:id="id40" draw:id="id40" draw:layer="layout" svg:width="2.6cm" svg:height="1.6cm" svg:x="0.8cm" svg:y="2.6cm">
          <text:p text:style-name="P6"><text:span text:style-name="T2">Sleep/Loo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3" draw:text-style-name="P9" draw:layer="layout" draw:type="line" svg:x1="2.1cm" svg:y1="9cm" svg:x2="2.1cm" svg:y2="7.4cm" draw:start-shape="id37" draw:start-glue-point="4" draw:end-shape="id38" draw:end-glue-point="6" svg:d="M2100 9000v-1600" svg:viewBox="0 0 1 1601">
          <text:p/>
        </draw:connector>
        <draw:connector draw:style-name="gr33" draw:text-style-name="P9" draw:layer="layout" svg:x1="3.4cm" svg:y1="9.8cm" svg:x2="6.1cm" svg:y2="7.4cm" draw:start-shape="id37" draw:start-glue-point="7" draw:end-shape="id39" draw:end-glue-point="6" svg:d="M3400 9800h2700v-2400" svg:viewBox="0 0 2701 2401">
          <text:p/>
        </draw:connector>
        <draw:connector draw:style-name="gr33" draw:text-style-name="P9" draw:layer="layout" draw:type="line" svg:x1="2.1cm" svg:y1="5.8cm" svg:x2="2.1cm" svg:y2="4.2cm" draw:start-shape="id38" draw:start-glue-point="4" draw:end-shape="id40" draw:end-glue-point="6" svg:d="M2100 5800v-1600" svg:viewBox="0 0 1 1601">
          <text:p/>
        </draw:connector>
        <draw:connector draw:style-name="gr33" draw:text-style-name="P9" draw:layer="layout" draw:type="line" svg:x1="6.1cm" svg:y1="5.8cm" svg:x2="6.1cm" svg:y2="4.2cm" draw:start-shape="id39" draw:start-glue-point="4" draw:end-shape="id23" draw:end-glue-point="6" svg:d="M6100 5800v-1600" svg:viewBox="0 0 1 1601">
          <text:p/>
        </draw:connector>
        <draw:connector draw:style-name="gr38" draw:text-style-name="P9" draw:layer="layout" svg:x1="23.4cm" svg:y1="9.2cm" svg:x2="14.1cm" svg:y2="12.2cm" draw:start-shape="id35" draw:start-glue-point="7" draw:end-shape="id27" draw:end-glue-point="4" svg:d="M23400 9200h502v1901h-9802v1099" svg:viewBox="0 0 9803 3001">
          <text:p/>
        </draw:connector>
        <presentation:notes draw:style-name="dp2">
          <draw:page-thumbnail draw:style-name="gr1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26" draw:text-style-name="P11" xml:id="id42" draw:id="id42" draw:layer="layout" svg:width="2.6cm" svg:height="1.6cm" svg:x="5cm" svg:y="2.6cm">
          <text:p text:style-name="P6"><text:span text:style-name="T2">Ingredients</text:span></text:p>
          <text:p text:style-name="P6"><text:span text:style-name="T2">Pars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12" xml:id="id41" draw:id="id41" draw:layer="layout" svg:width="2.6cm" svg:height="1.6cm" svg:x="1cm" svg:y="2.6cm">
          <text:p text:style-name="P6"><text:span text:style-name="T2">Extract</text:span></text:p>
          <text:p text:style-name="P6"><text:span text:style-name="T2">Ingredient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7" draw:layer="layout" svg:width="2.6cm" svg:height="1.6cm" svg:x="0.401cm" svg:y="0.401cm">
          <text:p text:style-name="P6"><text:span text:style-name="T2">Recipe Parser:</text:span></text:p>
          <text:p text:style-name="P6"><text:span text:style-name="T2">Ingredient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12" xml:id="id44" draw:id="id44" draw:layer="layout" svg:width="2.6cm" svg:height="1.6cm" svg:x="13cm" svg:y="2.6cm">
          <text:p text:style-name="P6"><text:span text:style-name="T2">Save To</text:span></text:p>
          <text:p text:style-name="P6"><text:span text:style-name="T2">Processed</text:span></text:p>
          <text:p text:style-name="P6"><text:span text:style-name="T2">Ingredients DB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3" draw:text-style-name="P9" draw:layer="layout" draw:type="line" svg:x1="3.6cm" svg:y1="3.4cm" svg:x2="5cm" svg:y2="3.4cm" draw:start-shape="id41" draw:start-glue-point="7" draw:end-shape="id42" draw:end-glue-point="5" svg:d="M3600 3400h1400" svg:viewBox="0 0 1401 1">
          <text:p/>
        </draw:connector>
        <draw:connector draw:style-name="gr33" draw:text-style-name="P9" draw:layer="layout" draw:type="line" svg:x1="7.6cm" svg:y1="3.4cm" svg:x2="9cm" svg:y2="3.4cm" draw:start-shape="id42" draw:start-glue-point="7" draw:end-shape="id43" svg:d="M7600 3400h1400" svg:viewBox="0 0 1401 1">
          <text:p/>
        </draw:connector>
        <draw:connector draw:style-name="gr33" draw:text-style-name="P9" draw:layer="layout" draw:type="line" svg:x1="11.6cm" svg:y1="3.4cm" svg:x2="13cm" svg:y2="3.4cm" draw:start-shape="id43" draw:end-shape="id44" svg:d="M11600 3400h1400" svg:viewBox="0 0 1401 1">
          <text:p/>
        </draw:connector>
        <draw:frame draw:style-name="gr31" draw:text-style-name="P3" draw:layer="layout" svg:width="2.102cm" svg:height="1.065cm" svg:x="7.498cm" svg:y="1.701cm">
          <draw:text-box>
            <text:p><text:span text:style-name="T1">triggers</text:span></text:p>
          </draw:text-box>
        </draw:frame>
        <draw:custom-shape draw:style-name="gr32" draw:text-style-name="P15" xml:id="id49" draw:id="id49" draw:layer="layout" svg:width="2.6cm" svg:height="1.6cm" svg:x="21.1cm" svg:y="2.6cm">
          <text:p text:style-name="P6"><text:span text:style-name="T2">Sync Main</text:span></text:p>
          <text:p text:style-name="P6"><text:span text:style-name="T2">Ingredients</text:span></text:p>
          <text:p text:style-name="P6"><text:span text:style-name="T2">DB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9" draw:text-style-name="P9" draw:layer="layout" draw:type="line" svg:x1="15.6cm" svg:y1="3.4cm" svg:x2="17cm" svg:y2="3.4cm" draw:start-shape="id44" draw:start-glue-point="7" draw:end-shape="id45" draw:end-glue-point="5" svg:d="M15600 3400h1400" svg:viewBox="0 0 1401 1">
          <text:p/>
        </draw:connector>
        <draw:custom-shape draw:style-name="gr26" draw:text-style-name="P11" xml:id="id46" draw:id="id46" draw:layer="layout" svg:width="2.6cm" svg:height="1.6cm" svg:x="5cm" svg:y="8.2cm">
          <text:p text:style-name="P6"><text:span text:style-name="T2">Ingredients</text:span></text:p>
          <text:p text:style-name="P6"><text:span text:style-name="T2">Parse Fail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2" draw:text-style-name="P15" xml:id="id47" draw:id="id47" draw:layer="layout" svg:width="2.6cm" svg:height="1.6cm" svg:x="9cm" svg:y="8.2cm">
          <text:p text:style-name="P6"><text:span text:style-name="T2">Save Unprocessed</text:span></text:p>
          <text:p text:style-name="P6"><text:span text:style-name="T2">Recipe Data For</text:span></text:p>
          <text:p text:style-name="P6"><text:span text:style-name="T2">Analysi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3" draw:text-style-name="P9" draw:layer="layout" svg:x1="3.6cm" svg:y1="3.4cm" svg:x2="5cm" svg:y2="9cm" draw:start-shape="id41" draw:start-glue-point="7" draw:end-shape="id46" svg:d="M3600 3400h701v5600h699" svg:viewBox="0 0 1401 5601">
          <text:p/>
        </draw:connector>
        <draw:connector draw:style-name="gr34" draw:text-style-name="P9" draw:layer="layout" draw:type="line" svg:x1="7.6cm" svg:y1="9cm" svg:x2="9cm" svg:y2="9cm" draw:start-shape="id46" draw:start-glue-point="7" draw:end-shape="id47" draw:end-glue-point="5" svg:d="M7600 9000h1400" svg:viewBox="0 0 1401 1">
          <text:p/>
        </draw:connector>
        <draw:custom-shape draw:style-name="gr27" draw:text-style-name="P12" xml:id="id48" draw:id="id48" draw:layer="layout" svg:width="2.6cm" svg:height="1.6cm" svg:x="13cm" svg:y="8.2cm">
          <text:p text:style-name="P6"><text:span text:style-name="T2">Save To Dodgy,</text:span></text:p>
          <text:p text:style-name="P6"><text:span text:style-name="T2">Unprocessed</text:span></text:p>
          <text:p text:style-name="P6"><text:span text:style-name="T2">Recipe DB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4" draw:text-style-name="P9" draw:layer="layout" draw:type="line" svg:x1="11.6cm" svg:y1="9cm" svg:x2="13cm" svg:y2="9cm" draw:start-shape="id47" draw:start-glue-point="7" draw:end-shape="id48" draw:end-glue-point="5" svg:d="M11600 9000h1400" svg:viewBox="0 0 1401 1">
          <text:p/>
        </draw:connector>
        <draw:custom-shape draw:style-name="gr32" draw:text-style-name="P15" xml:id="id43" draw:id="id43" draw:layer="layout" svg:width="2.6cm" svg:height="1.6cm" svg:x="9cm" svg:y="2.6cm">
          <text:p text:style-name="P6"><text:span text:style-name="T2">Save</text:span></text:p>
          <text:p text:style-name="P6"><text:span text:style-name="T2">Ingredient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2" draw:text-style-name="P15" xml:id="id50" draw:id="id50" draw:layer="layout" svg:width="2.6cm" svg:height="1.6cm" svg:x="24.6cm" svg:y="2.6cm">
          <text:p text:style-name="P6"><text:span text:style-name="T2">Refresh</text:span></text:p>
          <text:p text:style-name="P6"><text:span text:style-name="T2">Ingredients</text:span></text:p>
          <text:p text:style-name="P6"><text:span text:style-name="T2">Network Graph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8" draw:text-style-name="P9" draw:layer="layout" draw:type="line" svg:x1="23.7cm" svg:y1="3.4cm" svg:x2="24.6cm" svg:y2="3.4cm" draw:start-shape="id49" draw:start-glue-point="7" draw:end-shape="id50" svg:d="M23700 3400h900" svg:viewBox="0 0 901 1">
          <text:p/>
        </draw:connector>
        <draw:custom-shape draw:style-name="gr26" draw:text-style-name="P11" xml:id="id45" draw:id="id45" draw:layer="layout" svg:width="2.6cm" svg:height="1.6cm" svg:x="17cm" svg:y="2.6cm">
          <text:p text:style-name="P6"><text:span text:style-name="T2">Ingredients</text:span></text:p>
          <text:p text:style-name="P6"><text:span text:style-name="T2">Sav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8" draw:text-style-name="P9" draw:layer="layout" draw:type="line" svg:x1="19.6cm" svg:y1="3.4cm" svg:x2="21.1cm" svg:y2="3.4cm" draw:start-shape="id45" draw:start-glue-point="7" draw:end-shape="id49" draw:end-glue-point="5" svg:d="M19600 3400h1500" svg:viewBox="0 0 1501 1">
          <text:p/>
        </draw:connector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g xml:id="id51" draw:id="id51">
          <draw:custom-shape draw:style-name="gr40" draw:text-style-name="P10" draw:layer="layout" svg:width="6.2cm" svg:height="4.6cm" svg:x="1.8cm" svg:y="2.4cm">
            <text:p text:style-name="P1"><text:span text:style-name="T3">Web Crawling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1" draw:text-style-name="P16" draw:layer="layout" svg:width="6.6cm" svg:height="1.4cm" svg:x="1.6cm" svg:y="4cm">
            <text:p text:style-name="P1"><text:span text:style-name="T5">Web Crawler Workflow</text:span></text:p>
            <draw:enhanced-geometry svg:viewBox="0 0 21600 21600" draw:type="rectangle" draw:enhanced-path="M 0 0 L 21600 0 21600 21600 0 21600 0 0 Z N"/>
          </draw:custom-shape>
        </draw:g>
        <draw:g xml:id="id53" draw:id="id53">
          <draw:custom-shape draw:style-name="gr40" draw:text-style-name="P10" draw:layer="layout" svg:width="6.2cm" svg:height="4.6cm" svg:x="19cm" svg:y="2.4cm">
            <text:p text:style-name="P1"><text:span text:style-name="T3">Recipe Parsing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1" draw:text-style-name="P16" draw:layer="layout" svg:width="6.6cm" svg:height="1.4cm" svg:x="18.8cm" svg:y="4cm">
            <text:p text:style-name="P1"><text:span text:style-name="T5">Recipe Parser Workflow</text:span></text:p>
            <draw:enhanced-geometry svg:viewBox="0 0 21600 21600" draw:type="rectangle" draw:enhanced-path="M 0 0 L 21600 0 21600 21600 0 21600 0 0 Z N"/>
          </draw:custom-shape>
        </draw:g>
        <draw:custom-shape draw:style-name="gr41" draw:text-style-name="P16" xml:id="id52" draw:id="id52" draw:layer="layout" svg:width="6.6cm" svg:height="1.4cm" svg:x="10cm" svg:y="9.6cm">
          <text:p text:style-name="P1"><text:span text:style-name="T5">queue</text:span></text:p>
          <draw:enhanced-geometry svg:viewBox="0 0 21600 21600" draw:type="rectangle" draw:enhanced-path="M 0 0 L 21600 0 21600 21600 0 21600 0 0 Z N"/>
        </draw:custom-shape>
        <draw:connector draw:style-name="gr33" draw:text-style-name="P9" draw:layer="layout" draw:type="curve" svg:x1="8.2cm" svg:y1="4.7cm" svg:x2="10cm" svg:y2="10.3cm" draw:start-shape="id51" draw:start-glue-point="1" draw:end-shape="id52" draw:end-glue-point="3" svg:d="M8200 4700c1350 0 450 5600 1800 5600" svg:viewBox="0 0 1801 5601">
          <text:p/>
        </draw:connector>
        <draw:connector draw:style-name="gr33" draw:text-style-name="P9" draw:layer="layout" draw:type="curve" svg:x1="16.6cm" svg:y1="10.3cm" svg:x2="18.8cm" svg:y2="4.7cm" draw:start-shape="id52" draw:start-glue-point="1" draw:end-shape="id53" draw:end-glue-point="3" svg:d="M16600 10300c1650 0 550-5600 2200-5600" svg:viewBox="0 0 2201 5601">
          <text:p/>
        </draw:connector>
        <draw:frame draw:style-name="gr42" draw:text-style-name="P17" draw:layer="layout" svg:width="3.347cm" svg:height="0.725cm" svg:x="5.6cm" svg:y="8.2cm">
          <draw:text-box>
            <text:p><text:span text:style-name="T5">HTMLSaved event</text:span></text:p>
          </draw:text-box>
        </draw:frame>
        <draw:frame draw:style-name="gr43" draw:text-style-name="P17" draw:layer="layout" svg:width="3.889cm" svg:height="0.725cm" svg:x="18.053cm" svg:y="8.2cm">
          <draw:text-box>
            <text:p><text:span text:style-name="T5">ParseHTML command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tType" svg:font-family="kit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5:22:35.765669428</meta:creation-date>
    <dc:date>2018-03-27T14:34:30.422383688</dc:date>
    <meta:editing-duration>P2DT12H15M16S</meta:editing-duration>
    <meta:editing-cycles>111</meta:editing-cycles>
    <meta:generator>LibreOffice/5.4.3.2$MacOSX_X86_64 LibreOffice_project/92a7159f7e4af62137622921e809f8546db437e5</meta:generator>
    <meta:document-statistic meta:object-count="192"/>
  </office:meta>
</office:document-meta>
</file>